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9.495cm" svg:height="5.249cm" svg:x="0.318cm" svg:y="2.851cm">
            <draw:object draw:notify-on-update-of-ranges="Sheet1.A1:Sheet1.A4 Sheet1.B1:Sheet1.B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1244" calcext:value-type="float">
            <text:p>0.00124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33064" calcext:value-type="float">
            <text:p>0.03306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1272" calcext:value-type="float">
            <text:p>0.127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3.13494" calcext:value-type="float">
            <text:p>3.134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9T17:16:18.381895147</meta:creation-date>
    <dc:date>2023-01-09T17:18:56.394253916</dc:date>
    <meta:editing-duration>PT2M38S</meta:editing-duration>
    <meta:editing-cycles>1</meta:editing-cycles>
    <meta:document-statistic meta:table-count="1" meta:cell-count="8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496cm" svg:height="5.25cm" xlink:href=".." xlink:type="simple" chart:class="chart:line" chart:style-name="ch1">
        <chart:legend chart:legend-position="end" svg:x="6.644cm" svg:y="2.077cm" style:legend-expansion="high" chart:style-name="ch2"/>
        <chart:plot-area chart:style-name="ch3" table:cell-range-address="Sheet1.A1:Sheet1.B4" svg:x="0.332cm" svg:y="0.104cm" svg:width="6.265cm" svg:height="5.039cm">
          <chartooo:coordinate-region svg:x="1.509cm" svg:y="0.303cm" svg:width="4.994cm" svg:height="4.1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4" chart:class="chart:line">
            <chart:data-point chart:repeated="4"/>
          </chart:series>
          <chart:series chart:style-name="ch7" chart:values-cell-range-address="Sheet1.B1:Sheet1.B4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heet1.A1:Sheet1.A4</svg:desc>
                </draw:g>
              </table:table-cell>
              <table:table-cell office:value-type="float" office:value="0.001244">
                <text:p>0.001244</text:p>
                <draw:g>
                  <svg:desc>Sheet1.B1:Sheet1.B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033064">
                <text:p>0.0330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0.1272">
                <text:p>0.12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">
                <text:p>50000</text:p>
              </table:table-cell>
              <table:table-cell office:value-type="float" office:value="3.13494">
                <text:p>3.134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